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33333" draw:fill="gradient" draw:fill-color="#ceb28b" draw:fill-gradient-name="shugR" draw:textarea-vertical-align="middle"/>
    </style:style>
    <style:style style:name="gr2" style:family="graphic" style:parent-style-name="standard">
      <style:graphic-properties svg:stroke-color="#333333" draw:fill="gradient" draw:fill-gradient-name="shugR" draw:textarea-vertical-align="middle"/>
    </style:style>
    <style:style style:name="gr3" style:family="graphic" style:parent-style-name="standard">
      <style:graphic-properties svg:stroke-color="#333333" draw:fill="gradient" draw:fill-gradient-name="shugL" draw:textarea-vertical-align="middle"/>
    </style:style>
    <style:style style:name="gr4" style:family="graphic" style:parent-style-name="standard">
      <style:graphic-properties draw:fill="gradient" draw:fill-gradient-name="Gradient_20_9" draw:textarea-vertical-align="middle"/>
    </style:style>
    <style:style style:name="gr5" style:family="graphic" style:parent-style-name="standard">
      <style:graphic-properties draw:fill="gradient" draw:fill-gradient-name="Gradient_20_11" draw:textarea-vertical-align="middle"/>
    </style:style>
    <style:style style:name="gr6" style:family="graphic" style:parent-style-name="standard">
      <style:graphic-properties draw:fill="gradient" draw:fill-gradient-name="Gradient_20_10" draw:textarea-vertical-align="middle"/>
    </style:style>
    <style:style style:name="gr7" style:family="graphic" style:parent-style-name="standard">
      <style:graphic-properties draw:fill="gradient" draw:fill-color="#a0aab3" draw:fill-gradient-name="Gradient_20_9" draw:textarea-vertical-align="middle"/>
    </style:style>
    <style:style style:name="gr8" style:family="graphic" style:parent-style-name="objectwithoutfill">
      <style:graphic-properties svg:stroke-color="#808080" draw:fill="none" draw:textarea-vertical-align="middle"/>
    </style:style>
    <style:style style:name="gr9" style:family="graphic" style:parent-style-name="standard">
      <style:graphic-properties draw:fill="gradient" draw:fill-gradient-name="Gradient_20_10" draw:textarea-horizontal-align="center" draw:textarea-vertical-align="middle"/>
    </style:style>
    <style:style style:name="gr10" style:family="graphic" style:parent-style-name="standard">
      <style:graphic-properties draw:fill="gradient" draw:fill-gradient-name="Gradient_20_11" draw:textarea-horizontal-align="center"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fill-color="#ffffff" draw:textarea-vertical-align="middle"/>
    </style:style>
    <style:style style:name="gr13" style:family="graphic" style:parent-style-name="objectwithoutfill">
      <style:graphic-properties svg:stroke-width="0.02cm" svg:stroke-color="#ffffff" draw:marker-start-width="0.24cm" draw:marker-end-width="0.24cm" draw:fill="none" draw:textarea-vertical-align="middle" fo:padding-top="0.135cm" fo:padding-bottom="0.135cm" fo:padding-left="0.26cm" fo:padding-right="0.26cm"/>
    </style:style>
    <style:style style:name="gr14" style:family="graphic" style:parent-style-name="objectwithoutfill">
      <style:graphic-properties svg:stroke-width="0.01cm" svg:stroke-color="#ffffff" draw:marker-start-width="0.22cm" draw:marker-end-width="0.22cm" draw:fill="none" draw:textarea-vertical-align="middle" fo:padding-top="0.13cm" fo:padding-bottom="0.13cm" fo:padding-left="0.255cm" fo:padding-right="0.255cm"/>
    </style:style>
    <style:style style:name="gr15" style:family="graphic" style:parent-style-name="standard">
      <style:graphic-properties draw:opacity="0%" draw:textarea-vertical-align="middle" draw:auto-grow-height="false" fo:min-height="0.749cm" fo:min-width="0.499cm" draw:shadow-opacity="0%"/>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0.5cm" svg:height="2cm" svg:x="2cm" svg:y="2cm">
          <text:p/>
        </draw:rect>
        <draw:rect draw:style-name="gr2" draw:text-style-name="P1" draw:layer="layout" svg:width="0.48cm" svg:height="2cm" svg:x="1.94cm" svg:y="4.94cm">
          <text:p/>
        </draw:rect>
        <draw:rect draw:style-name="gr3" draw:text-style-name="P1" draw:layer="layout" svg:width="0.48cm" svg:height="2cm" svg:x="2.46cm" svg:y="4.94cm">
          <text:p/>
        </draw:rect>
        <draw:rect draw:style-name="gr3" draw:text-style-name="P1" draw:layer="layout" svg:width="0.5cm" svg:height="2cm" svg:x="2cm" svg:y="8cm">
          <text:p/>
        </draw:rect>
        <draw:rect draw:style-name="gr2" draw:text-style-name="P1" draw:layer="layout" svg:width="0.48cm" svg:height="2cm" svg:x="2.5cm" svg:y="8cm">
          <text:p/>
        </draw:rect>
        <draw:rect draw:style-name="gr3" draw:text-style-name="P1" draw:layer="layout" svg:width="0.48cm" svg:height="2cm" svg:x="3.02cm" svg:y="8cm">
          <text:p/>
        </draw:rect>
        <draw:rect draw:style-name="gr4" draw:text-style-name="P1" draw:layer="layout" svg:width="1.5cm" svg:height="0.48cm" svg:x="4cm" svg:y="8cm">
          <text:p/>
        </draw:rect>
        <draw:rect draw:style-name="gr5" draw:text-style-name="P1" draw:layer="layout" svg:width="0.5cm" svg:height="1.48cm" svg:x="4cm" svg:y="8.52cm">
          <text:p/>
        </draw:rect>
        <draw:rect draw:style-name="gr6" draw:text-style-name="P1" draw:layer="layout" svg:width="0.48cm" svg:height="1.48cm" svg:x="4.5cm" svg:y="8.52cm">
          <text:p/>
        </draw:rect>
        <draw:rect draw:style-name="gr5" draw:text-style-name="P1" draw:layer="layout" svg:width="0.48cm" svg:height="1.48cm" svg:x="5.02cm" svg:y="8.52cm">
          <text:p/>
        </draw:rect>
        <draw:rect draw:style-name="gr4" draw:text-style-name="P1" draw:layer="layout" svg:width="1cm" svg:height="0.48cm" svg:x="4cm" svg:y="5cm">
          <text:p/>
        </draw:rect>
        <draw:rect draw:style-name="gr6" draw:text-style-name="P1" draw:layer="layout" svg:width="0.48cm" svg:height="1.48cm" svg:x="4cm" svg:y="5.52cm">
          <text:p/>
        </draw:rect>
        <draw:rect draw:style-name="gr5" draw:text-style-name="P1" draw:layer="layout" svg:width="0.48cm" svg:height="1.48cm" svg:x="4.52cm" svg:y="5.52cm">
          <text:p/>
        </draw:rect>
        <draw:rect draw:style-name="gr4" draw:text-style-name="P1" draw:layer="layout" svg:width="0.5cm" svg:height="0.48cm" svg:x="3.5cm" svg:y="2cm">
          <text:p/>
        </draw:rect>
        <draw:rect draw:style-name="gr6" draw:text-style-name="P1" draw:layer="layout" svg:width="0.5cm" svg:height="1.48cm" svg:x="3.5cm" svg:y="2.52cm">
          <text:p/>
        </draw:rect>
        <draw:rect draw:style-name="gr3" draw:text-style-name="P1" draw:layer="layout" svg:width="0.5cm" svg:height="2cm" svg:x="2cm" svg:y="11cm">
          <text:p/>
        </draw:rect>
        <draw:rect draw:style-name="gr2" draw:text-style-name="P1" draw:layer="layout" svg:width="0.48cm" svg:height="2cm" svg:x="2.5cm" svg:y="11cm">
          <text:p/>
        </draw:rect>
        <draw:rect draw:style-name="gr3" draw:text-style-name="P1" draw:layer="layout" svg:width="0.48cm" svg:height="2cm" svg:x="3.02cm" svg:y="11cm">
          <text:p/>
        </draw:rect>
        <draw:rect draw:style-name="gr2" draw:text-style-name="P1" draw:layer="layout" svg:width="0.5cm" svg:height="2cm" svg:x="3.5cm" svg:y="11cm">
          <text:p/>
        </draw:rect>
        <draw:rect draw:style-name="gr7" draw:text-style-name="P1" draw:layer="layout" svg:width="2cm" svg:height="0.48cm" svg:x="4.5cm" svg:y="11cm">
          <text:p/>
        </draw:rect>
        <draw:rect draw:style-name="gr5" draw:text-style-name="P1" draw:layer="layout" svg:width="0.5cm" svg:height="1.48cm" svg:x="4.5cm" svg:y="11.52cm">
          <text:p/>
        </draw:rect>
        <draw:rect draw:style-name="gr6" draw:text-style-name="P1" draw:layer="layout" svg:width="0.48cm" svg:height="1.48cm" svg:x="5cm" svg:y="11.52cm">
          <text:p/>
        </draw:rect>
        <draw:rect draw:style-name="gr5" draw:text-style-name="P1" draw:layer="layout" svg:width="0.48cm" svg:height="1.48cm" svg:x="5.52cm" svg:y="11.52cm">
          <text:p/>
        </draw:rect>
        <draw:rect draw:style-name="gr6" draw:text-style-name="P1" draw:layer="layout" svg:width="0.5cm" svg:height="1.48cm" svg:x="6cm" svg:y="11.52cm">
          <text:p/>
        </draw:rect>
        <draw:line draw:style-name="gr8" draw:text-style-name="P1" draw:layer="layout" svg:x1="2.5cm" svg:y1="8cm" svg:x2="2.5cm" svg:y2="10cm">
          <text:p/>
        </draw:line>
        <draw:polygon draw:style-name="gr9" draw:text-style-name="P1" draw:layer="layout" svg:width="0.479cm" svg:height="2.476cm" svg:x="8.07cm" svg:y="4.522cm" svg:viewBox="0 0 480 2477" draw:points="0,2477 0,478 0,477 0,477 1,453 3,428 6,403 11,379 17,354 24,330 32,307 42,283 53,261 65,239 78,218 92,197 108,177 124,158 141,140 160,123 179,106 199,91 219,77 241,64 263,52 285,41 308,32 332,23 356,16 380,10 405,6 430,3 455,1 480,0 480,477 480,480 480,2477">
          <text:p/>
        </draw:polygon>
        <draw:polygon draw:style-name="gr10" draw:text-style-name="P1" draw:layer="layout" svg:width="0.479cm" svg:height="2.478cm" svg:x="8.59cm" svg:y="4.52cm" svg:viewBox="0 0 480 2479" draw:points="0,2479 0,479 1,479 1,0 25,1 50,2 74,6 98,10 122,15 145,22 168,30 191,39 213,49 234,61 255,73 276,87 295,101 314,116 332,133 349,150 366,168 381,187 395,207 409,227 421,248 432,270 442,292 451,315 459,338 465,361 471,385 475,409 478,433 480,458 480,479 480,482 480,2479">
          <text:p/>
        </draw:polygon>
        <draw:polygon draw:style-name="gr9" draw:text-style-name="P1" draw:layer="layout" svg:width="0.479cm" svg:height="2.476cm" svg:x="10.31cm" svg:y="4.522cm" svg:viewBox="0 0 480 2477" draw:points="0,2477 0,478 0,477 0,477 1,453 3,428 6,403 11,379 17,354 24,330 32,307 42,283 53,261 65,239 78,218 92,197 108,177 124,158 141,140 160,123 179,106 199,91 219,77 241,64 263,52 285,41 308,32 332,23 356,16 380,10 405,6 430,3 455,1 480,0 480,477 480,480 480,2477">
          <text:p/>
        </draw:polygon>
        <draw:polygon draw:style-name="gr10" draw:text-style-name="P1" draw:layer="layout" svg:width="0.479cm" svg:height="2.478cm" svg:x="10.83cm" svg:y="4.52cm" svg:viewBox="0 0 480 2479" draw:points="0,2479 0,479 1,479 1,0 25,1 50,2 74,6 98,10 122,15 145,22 168,30 191,39 213,49 234,61 255,73 276,87 295,101 314,116 332,133 349,150 366,168 381,187 395,207 409,227 421,248 432,270 442,292 451,315 459,338 465,361 471,385 475,409 478,433 480,458 480,479 480,482 480,2479">
          <text:p/>
        </draw:polygon>
        <draw:rect draw:style-name="gr11" draw:text-style-name="P1" draw:layer="layout" svg:width="0.15cm" svg:height="0.15cm" svg:x="8.88cm" svg:y="7.86cm">
          <text:p/>
        </draw:rect>
        <draw:rect draw:style-name="gr11" draw:text-style-name="P1" draw:layer="layout" svg:width="0.45cm" svg:height="0.45cm" svg:x="7.28cm" svg:y="7.94cm">
          <text:p/>
        </draw:rect>
        <draw:rect draw:style-name="gr11" draw:text-style-name="P1" draw:layer="layout" svg:width="0.92cm" svg:height="0.16cm" svg:x="9.46cm" svg:y="8.23cm">
          <text:p/>
        </draw:rect>
        <draw:rect draw:style-name="gr12" draw:text-style-name="P1" draw:layer="layout" svg:width="0.99cm" svg:height="0.04cm" svg:x="10.31cm" svg:y="5.07cm">
          <text:p/>
        </draw:rect>
        <draw:line draw:style-name="gr13" draw:text-style-name="P1" draw:layer="layout" svg:x1="11.31cm" svg:y1="5.07cm" svg:x2="11.31cm" svg:y2="5.1cm">
          <text:p/>
        </draw:line>
        <draw:line draw:style-name="gr14" draw:text-style-name="P1" draw:layer="layout" svg:x1="10.31cm" svg:y1="5.07cm" svg:x2="10.31cm" svg:y2="5.1cm">
          <text:p/>
        </draw:line>
        <draw:line draw:style-name="gr14" draw:text-style-name="P1" draw:layer="layout" svg:x1="10.8cm" svg:y1="5.07cm" svg:x2="10.83cm" svg:y2="5.07cm">
          <text:p/>
        </draw:line>
        <draw:line draw:style-name="gr14" draw:text-style-name="P1" draw:layer="layout" svg:x1="10.79cm" svg:y1="5.11cm" svg:x2="10.83cm" svg:y2="5.11cm">
          <text:p/>
        </draw:line>
        <draw:polygon draw:style-name="gr9" draw:text-style-name="P1" draw:layer="layout" svg:width="0.479cm" svg:height="2.476cm" svg:x="12.91cm" svg:y="4.522cm" svg:viewBox="0 0 480 2477" draw:points="0,2477 0,478 0,477 0,477 1,453 3,428 6,403 11,379 17,354 24,330 32,307 42,283 53,261 65,239 78,218 92,197 108,177 124,158 141,140 160,123 179,106 199,91 219,77 241,64 263,52 285,41 308,32 332,23 356,16 380,10 405,6 430,3 455,1 480,0 480,477 480,480 480,2477">
          <text:p/>
        </draw:polygon>
        <draw:polygon draw:style-name="gr10" draw:text-style-name="P1" draw:layer="layout" svg:width="0.479cm" svg:height="2.478cm" svg:x="13.43cm" svg:y="4.52cm" svg:viewBox="0 0 480 2479" draw:points="0,2479 0,479 1,479 1,0 25,1 50,2 74,6 98,10 122,15 145,22 168,30 191,39 213,49 234,61 255,73 276,87 295,101 314,116 332,133 349,150 366,168 381,187 395,207 409,227 421,248 432,270 442,292 451,315 459,338 465,361 471,385 475,409 478,433 480,458 480,479 480,482 480,2479">
          <text:p/>
        </draw:polygon>
        <draw:custom-shape draw:style-name="gr15" draw:text-style-name="P1" draw:layer="layout" svg:width="0.61cm" svg:height="0.61cm" svg:x="13.08cm" svg:y="4.73cm">
          <text:p/>
          <draw:enhanced-geometry draw:glue-point-type="segments" draw:type="mso-spt100" draw:modifiers="-90 179.9106150811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 draw:text-style-name="P1" draw:layer="layout" svg:width="0.62cm" svg:height="0.62cm" svg:x="13.13cm" svg:y="4.73cm">
          <text:p/>
          <draw:enhanced-geometry draw:glue-point-type="segments" draw:type="mso-spt100" draw:modifiers="-0.559875790161776 -91.721799534125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a0aab3" draw:end-color="#ffffff" draw:start-intensity="100%" draw:end-intensity="100%" draw:angle="900" draw:border="0%"/>
    <draw:gradient draw:name="Gradient_20_11" draw:display-name="Gradient 11" draw:style="linear" draw:start-color="#a0aab3" draw:end-color="#ffffff" draw:start-intensity="100%" draw:end-intensity="100%" draw:angle="2700" draw:border="0%"/>
    <draw:gradient draw:name="Gradient_20_9" draw:display-name="Gradient 9" draw:style="linear" draw:start-color="#a0aab3" draw:end-color="#ffffff" draw:start-intensity="100%" draw:end-intensity="100%" draw:angle="0" draw:border="0%"/>
    <draw:gradient draw:name="shugL" draw:style="linear" draw:start-color="#ceb28b" draw:end-color="#ffffff" draw:start-intensity="100%" draw:end-intensity="100%" draw:angle="2700" draw:border="0%"/>
    <draw:gradient draw:name="shugR" draw:style="linear" draw:start-color="#ceb28b" draw:end-color="#ffffff" draw:start-intensity="100%" draw:end-intensity="100%" draw:angle="9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onald Gray</meta:initial-creator>
    <meta:creation-date>2013-03-27T15:54:35.82</meta:creation-date>
    <dc:date>2019-02-09T11:15:02.10</dc:date>
    <dc:creator>Donald Gray</dc:creator>
    <meta:editing-duration>PT6H27M56S</meta:editing-duration>
    <meta:editing-cycles>10</meta:editing-cycles>
    <meta:generator>OpenOffice/4.1.5$Win32 OpenOffice.org_project/415m1$Build-9789</meta:generator>
    <meta:document-statistic meta:object-count="41"/>
  </office:meta>
</office:document-meta>
</file>